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1d0ece" officeooo:paragraph-rsid="001d0ece"/>
    </style:style>
    <style:style style:name="P3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4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5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6" style:family="paragraph" style:parent-style-name="Standard">
      <style:paragraph-properties fo:text-align="start" style:justify-single-word="false"/>
      <style:text-properties officeooo:rsid="0022bb24" officeooo:paragraph-rsid="0022bb24"/>
    </style:style>
    <style:style style:name="P7" style:family="paragraph" style:parent-style-name="Standard">
      <style:paragraph-properties fo:text-align="start" style:justify-single-word="false"/>
      <style:text-properties officeooo:rsid="00249c0e" officeooo:paragraph-rsid="00249c0e"/>
    </style:style>
    <style:style style:name="P8" style:family="paragraph" style:parent-style-name="Standard">
      <style:paragraph-properties fo:text-align="start" style:justify-single-word="false"/>
      <style:text-properties officeooo:rsid="002739d7" officeooo:paragraph-rsid="002739d7"/>
    </style:style>
    <style:style style:name="P9" style:family="paragraph" style:parent-style-name="Standard">
      <style:paragraph-properties fo:text-align="center" style:justify-single-word="false"/>
      <style:text-properties officeooo:rsid="002739d7" officeooo:paragraph-rsid="002739d7"/>
    </style:style>
    <style:style style:name="P10" style:family="paragraph" style:parent-style-name="Standard">
      <style:paragraph-properties fo:text-align="start" style:justify-single-word="false"/>
      <style:text-properties officeooo:rsid="0027787d" officeooo:paragraph-rsid="0027787d"/>
    </style:style>
    <style:style style:name="P11" style:family="paragraph" style:parent-style-name="Standard">
      <style:paragraph-properties fo:text-align="start" style:justify-single-word="false"/>
      <style:text-properties officeooo:rsid="001d0ece" officeooo:paragraph-rsid="00294700"/>
    </style:style>
    <style:style style:name="P12" style:family="paragraph" style:parent-style-name="Standard">
      <style:paragraph-properties fo:text-align="start" style:justify-single-word="false"/>
      <style:text-properties officeooo:rsid="001d0ece" officeooo:paragraph-rsid="001d0ece"/>
    </style:style>
    <style:style style:name="P13" style:family="paragraph" style:parent-style-name="Standard">
      <style:paragraph-properties fo:text-align="start" style:justify-single-word="false"/>
      <style:text-properties officeooo:rsid="00294700" officeooo:paragraph-rsid="00294700"/>
    </style:style>
    <style:style style:name="P14" style:family="paragraph" style:parent-style-name="Heading_20_2">
      <style:text-properties officeooo:paragraph-rsid="00203c7d"/>
    </style:style>
    <style:style style:name="P15" style:family="paragraph" style:parent-style-name="Heading_20_2">
      <style:text-properties officeooo:rsid="00294700" officeooo:paragraph-rsid="00294700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Subtitle">Servidor de Impressão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p text:style-name="P1"/>
      <text:h text:style-name="Heading_20_1" text:outline-level="1">1. Introdução</text:h>
      <text:p text:style-name="P8">O objetivo deste trabalho é implementar um simulador de impressão com o intuito determinar qual a melhor política e forma de implementação a ser utilizada. O sistema tem suporte a gerenciamento de contas e permite força impressões com o uso de prioridade. Possui três políticas de escalonamento de tarefas de impressões diferentes conforme descrito a seguir:</text:p>
      <text:p text:style-name="P8">Primeiro a chegar, primeiro a sair: As impressões são feitas na ordem cronológica.</text:p>
      <text:p text:style-name="P8">Usuários com prioridade: Os usuários com maios prioridade são beneficiados durante o processamento das impressões.</text:p>
      <text:p text:style-name="P8">Combinação das prioridades: Usuários com prioridade 0 tem prioridade total sobre os demais. Para os outros usuários é feito um calculo para determinar o nível de prioridade da tarefa:</text:p>
      <text:p text:style-name="P9"><text:span text:style-name="T1">prioridade = prioridade_usuario * 0.2 + prioridade_impressao* 0.6 + tempoespera / tempomaxespera * 0.2.</text:span></text:p>
      <text:h text:style-name="Heading_20_1" text:outline-level="1">2. Implementação</text:h>
      <text:h text:style-name="P14" text:outline-level="2">Estrutura de Dados</text:h>
      <text:p text:style-name="P10">Para executar foi criado um Tipo Abstrato de Dados Servidor com a seguinte implementação:</text:p>
      <text:p text:style-name="P10"/>
      <text:p text:style-name="P13">XXXX</text:p>
      <text:p text:style-name="P13"/>
      <text:h text:style-name="Heading_20_2" text:outline-level="2">Funções e Procedimentos</text:h>
      <text:p text:style-name="P13">O TAD Servidor possui as seguintes funcoes:</text:p>
      <text:p text:style-name="P13"/>
      <text:p text:style-name="P13">void NomeFuncao(void):</text:p>
      <text:p text:style-name="P2"/>
      <text:h text:style-name="P15" text:outline-level="2">TAD Fila com Prioridade</text:h>
      <text:p text:style-name="P13">O processamento das prioridades das tarefas é realizado pelo TAD Fila com Prioridade.</text:p>
      <text:p text:style-name="P11"/>
      <text:p text:style-name="P2"/>
      <text:h text:style-name="Heading_20_2" text:outline-level="2">Programa Principal</text:h>
      <text:p text:style-name="Standard">Texto.</text:p>
      <text:p text:style-name="Standard"/>
      <text:h text:style-name="Heading_20_1" text:outline-level="1">3. Análise de Complexidade</text:h>
      <text:p text:style-name="P2">Texto.</text:p>
      <text:p text:style-name="P2"/>
      <text:h text:style-name="Heading_20_1" text:outline-level="1"><text:soft-page-break/>4. Testes</text:h>
      <text:p text:style-name="P2">Texto.</text:p>
      <text:p text:style-name="P2"/>
      <text:h text:style-name="Heading_20_1" text:outline-level="1">5. Conclusão</text:h>
      <text:p text:style-name="P7">A implementação do TAD Fila com Prioridades foi a parte mais difícil do trabalho que demandou bastante tempo. O algoritmo que analisa as tarefas da entrada, enfileira e desenfileira também demandou tempo e análise, inclusive com uso de fluxogramas para auxiliar na sua criação.</text:p>
      <text:p text:style-name="P2"/>
      <text:h text:style-name="Heading_20_2" text:outline-level="2">Referências</text:h>
      <text:p text:style-name="P3">Ziviani, N., Projeto de Algoritmos com Implementações em Pascal e C, 2ª Edição, Editora Cengage Learning, 2009.</text:p>
      <text:p text:style-name="P3"/>
      <text:h text:style-name="Heading_20_2" text:outline-level="2">Anexos</text:h>
      <text:p text:style-name="P4">Listagem dos arquivos:</text:p>
      <text:p text:style-name="P5">principal.c</text:p>
      <text:p text:style-name="P6">servidor.c</text:p>
      <text:p text:style-name="P6">servidor_arquivo.c</text:p>
      <text:p text:style-name="P6">servidor_impressora.c</text:p>
      <text:p text:style-name="P6">servidor_relatorio.c</text:p>
      <text:p text:style-name="P6">servidor_usuario.c</text:p>
      <text:p text:style-name="P6">filaprior.c</text:p>
      <text:p text:style-name="P6">fila.c</text:p>
      <text:p text:style-name="P6">lista.c</text:p>
      <text:p text:style-name="P6">servidor.h</text:p>
      <text:p text:style-name="P6">servidor_arquivo.h</text:p>
      <text:p text:style-name="P6">servidor_impressora.h</text:p>
      <text:p text:style-name="P6">servidor_relatorio.h</text:p>
      <text:p text:style-name="P6">servidor_usuario.h</text:p>
      <text:p text:style-name="P6">filaprior.h</text:p>
      <text:p text:style-name="P6">fila.h</text:p>
      <text:p text:style-name="P6">lista.h</text:p>
      <text:p text:style-name="P6">booltutils.h</text:p>
      <text:p text:style-name="P6">core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07T23:56:32.761000000</dc:date>
    <meta:editing-duration>PT34M48S</meta:editing-duration>
    <meta:editing-cycles>14</meta:editing-cycles>
    <meta:generator>LibreOffice/5.1.0.3$Windows_X86_64 LibreOffice_project/5e3e00a007d9b3b6efb6797a8b8e57b51ab1f737</meta:generator>
    <meta:document-statistic meta:table-count="0" meta:image-count="0" meta:object-count="0" meta:page-count="2" meta:paragraph-count="50" meta:word-count="288" meta:character-count="2035" meta:non-whitespace-character-count="1797"/>
  </office:meta>
</office:document-meta>
</file>